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7.1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973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3.715cm"/>
    </style:style>
    <style:style style:name="co9" style:family="table-column">
      <style:table-column-properties fo:break-before="auto" style:column-width="8.592cm"/>
    </style:style>
    <style:style style:name="co10" style:family="table-column">
      <style:table-column-properties fo:break-before="auto" style:column-width="32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EVEN</text:p>
          </table:table-cell>
          <table:table-cell office:value-type="string" calcext:value-type="string">
            <text:p>2 TYPE</text:p>
          </table:table-cell>
          <table:table-cell office:value-type="string" calcext:value-type="string">
            <text:p>2 DATE </text:p>
          </table:table-cell>
          <table:table-cell office:value-type="string" calcext:value-type="string">
            <text:p>2 NOTE</text:p>
          </table:table-cell>
        </table:table-row>
        <table:table-row table:style-name="ro1">
          <table:table-cell office:value-type="string" calcext:value-type="string">
            <text:p>Chrzest Polski</text:p>
          </table:table-cell>
          <table:table-cell office:value-type="string" calcext:value-type="string">
            <text:p>Historia Polski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s://pl.wikipedia.org/wiki/Chrzest_Polski" xlink:type="simple">https://pl.wikipedia.org/wiki/Chrzest_Polski</text:a></text:p>
          </table:table-cell>
        </table:table-row>
        <table:table-row table:style-name="ro1">
          <table:table-cell office:value-type="string" calcext:value-type="string">
            <text:p>Polska przystąpiła do NATO</text:p>
          </table:table-cell>
          <table:table-cell office:value-type="string" calcext:value-type="string">
            <text:p>Historia Polski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Polska przystąpiła do Unii Europej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2004</text:p>
          </table:table-cell>
          <table:table-cell/>
        </table:table-row>
      </table:table>
      <table:table table:name="Pol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 table:formula="of:=IF(ISBLANK([$Dane.A2]);&quot;&quot;;COM.MICROSOFT.CONCAT([$Dane.A$1];&quot; &quot;;[$Dane.A2]))" office:value-type="string" office:string-value="1 EVEN Chrzest Polski" calcext:value-type="string">
            <text:p>1 EVEN Chrzest Polski</text:p>
          </table:table-cell>
          <table:table-cell table:formula="of:=IF(ISBLANK([$Dane.B2]);&quot;&quot;;COM.MICROSOFT.CONCAT([$Dane.B$1];&quot; &quot;;[$Dane.B2]))" office:value-type="string" office:string-value="2 TYPE Historia Polski" calcext:value-type="string">
            <text:p>2 TYPE Historia Polski</text:p>
          </table:table-cell>
          <table:table-cell table:formula="of:=IF(ISBLANK([$Dane.C2]);&quot;&quot;;COM.MICROSOFT.CONCAT([$Dane.C$1];&quot; &quot;;[$Dane.C2]))" office:value-type="string" office:string-value="2 DATE  966" calcext:value-type="string">
            <text:p>2 DATE <text:s/>966</text:p>
          </table:table-cell>
          <table:table-cell table:formula="of:=IF(ISBLANK([$Dane.D2]);&quot;&quot;;COM.MICROSOFT.CONCAT([$Dane.D$1];&quot; &quot;;[$Dane.D2]))" office:value-type="string" office:string-value="2 NOTE https://pl.wikipedia.org/wiki/Chrzest_Polski" calcext:value-type="string">
            <text:p>2 NOTE https://pl.wikipedia.org/wiki/Chrzest_Polski</text:p>
          </table:table-cell>
        </table:table-row>
        <table:table-row table:style-name="ro1">
          <table:table-cell table:formula="of:=IF(ISBLANK([$Dane.A3]);&quot;&quot;;COM.MICROSOFT.CONCAT([$Dane.A$1];&quot; &quot;;[$Dane.A3]))" office:value-type="string" office:string-value="1 EVEN Polska przystąpiła do NATO" calcext:value-type="string">
            <text:p>1 EVEN Polska przystąpiła do NATO</text:p>
          </table:table-cell>
          <table:table-cell table:formula="of:=IF(ISBLANK([$Dane.B3]);&quot;&quot;;COM.MICROSOFT.CONCAT([$Dane.B$1];&quot; &quot;;[$Dane.B3]))" office:value-type="string" office:string-value="2 TYPE Historia Polski" calcext:value-type="string">
            <text:p>2 TYPE Historia Polski</text:p>
          </table:table-cell>
          <table:table-cell table:formula="of:=IF(ISBLANK([$Dane.C3]);&quot;&quot;;COM.MICROSOFT.CONCAT([$Dane.C$1];&quot; &quot;;[$Dane.C3]))" office:value-type="string" office:string-value="2 DATE  1999" calcext:value-type="string">
            <text:p>2 DATE <text:s/>1999</text:p>
          </table:table-cell>
          <table:table-cell table:formula="of:=IF(ISBLANK([$Dane.D3]);&quot;&quot;;COM.MICROSOFT.CONCAT([$Dane.D$1];&quot; &quot;;[$Dane.D3]))">
            <text:p/>
          </table:table-cell>
        </table:table-row>
        <table:table-row table:style-name="ro1">
          <table:table-cell table:formula="of:=IF(ISBLANK([$Dane.A4]);&quot;&quot;;COM.MICROSOFT.CONCAT([$Dane.A$1];&quot; &quot;;[$Dane.A4]))" office:value-type="string" office:string-value="1 EVEN Polska przystąpiła do Unii Europejskiej" calcext:value-type="string">
            <text:p>1 EVEN Polska przystąpiła do Unii Europejskiej</text:p>
          </table:table-cell>
          <table:table-cell table:formula="of:=IF(ISBLANK([$Dane.B4]);&quot;&quot;;COM.MICROSOFT.CONCAT([$Dane.B$1];&quot; &quot;;[$Dane.B4]))" office:value-type="string" office:string-value="2 TYPE Historia Polski" calcext:value-type="string">
            <text:p>2 TYPE Historia Polski</text:p>
          </table:table-cell>
          <table:table-cell table:formula="of:=IF(ISBLANK([$Dane.C4]);&quot;&quot;;COM.MICROSOFT.CONCAT([$Dane.C$1];&quot; &quot;;[$Dane.C4]))" office:value-type="string" office:string-value="2 DATE  1 MAY 2004" calcext:value-type="string">
            <text:p>2 DATE <text:s/>1 MAY 2004</text:p>
          </table:table-cell>
          <table:table-cell table:formula="of:=IF(ISBLANK([$Dane.D4]);&quot;&quot;;COM.MICROSOFT.CONCAT([$Dane.D$1];&quot; &quot;;[$Dane.D4]))">
            <text:p/>
          </table:table-cell>
        </table:table-row>
        <table:table-row table:style-name="ro1">
          <table:table-cell table:formula="of:=IF(ISBLANK([$Dane.A5]);&quot;&quot;;COM.MICROSOFT.CONCAT([$Dane.A$1];&quot; &quot;;[$Dane.A5]))">
            <text:p/>
          </table:table-cell>
          <table:table-cell table:formula="of:=IF(ISBLANK([$Dane.B5]);&quot;&quot;;COM.MICROSOFT.CONCAT([$Dane.B$1];&quot; &quot;;[$Dane.B5]))">
            <text:p/>
          </table:table-cell>
          <table:table-cell table:formula="of:=IF(ISBLANK([$Dane.C5]);&quot;&quot;;COM.MICROSOFT.CONCAT([$Dane.C$1];&quot; &quot;;[$Dane.C5]))">
            <text:p/>
          </table:table-cell>
          <table:table-cell table:formula="of:=IF(ISBLANK([$Dane.D5]);&quot;&quot;;COM.MICROSOFT.CONCAT([$Dane.D$1];&quot; &quot;;[$Dane.D5]))">
            <text:p/>
          </table:table-cell>
        </table:table-row>
        <table:table-row table:style-name="ro1">
          <table:table-cell table:formula="of:=IF(ISBLANK([$Dane.A6]);&quot;&quot;;COM.MICROSOFT.CONCAT([$Dane.A$1];&quot; &quot;;[$Dane.A6]))">
            <text:p/>
          </table:table-cell>
          <table:table-cell table:formula="of:=IF(ISBLANK([$Dane.B6]);&quot;&quot;;COM.MICROSOFT.CONCAT([$Dane.B$1];&quot; &quot;;[$Dane.B6]))">
            <text:p/>
          </table:table-cell>
          <table:table-cell table:formula="of:=IF(ISBLANK([$Dane.C6]);&quot;&quot;;COM.MICROSOFT.CONCAT([$Dane.C$1];&quot; &quot;;[$Dane.C6]))">
            <text:p/>
          </table:table-cell>
          <table:table-cell table:formula="of:=IF(ISBLANK([$Dane.D6]);&quot;&quot;;COM.MICROSOFT.CONCAT([$Dane.D$1];&quot; &quot;;[$Dane.D6]))">
            <text:p/>
          </table:table-cell>
        </table:table-row>
        <table:table-row table:style-name="ro1">
          <table:table-cell table:formula="of:=IF(ISBLANK([$Dane.A7]);&quot;&quot;;COM.MICROSOFT.CONCAT([$Dane.A$1];&quot; &quot;;[$Dane.A7]))">
            <text:p/>
          </table:table-cell>
          <table:table-cell table:formula="of:=IF(ISBLANK([$Dane.B7]);&quot;&quot;;COM.MICROSOFT.CONCAT([$Dane.B$1];&quot; &quot;;[$Dane.B7]))">
            <text:p/>
          </table:table-cell>
          <table:table-cell table:formula="of:=IF(ISBLANK([$Dane.C7]);&quot;&quot;;COM.MICROSOFT.CONCAT([$Dane.C$1];&quot; &quot;;[$Dane.C7]))">
            <text:p/>
          </table:table-cell>
          <table:table-cell table:formula="of:=IF(ISBLANK([$Dane.D7]);&quot;&quot;;COM.MICROSOFT.CONCAT([$Dane.D$1];&quot; &quot;;[$Dane.D7]))">
            <text:p/>
          </table:table-cell>
        </table:table-row>
        <table:table-row table:style-name="ro1">
          <table:table-cell table:formula="of:=IF(ISBLANK([$Dane.A8]);&quot;&quot;;COM.MICROSOFT.CONCAT([$Dane.A$1];&quot; &quot;;[$Dane.A8]))">
            <text:p/>
          </table:table-cell>
          <table:table-cell table:formula="of:=IF(ISBLANK([$Dane.B8]);&quot;&quot;;COM.MICROSOFT.CONCAT([$Dane.B$1];&quot; &quot;;[$Dane.B8]))">
            <text:p/>
          </table:table-cell>
          <table:table-cell table:formula="of:=IF(ISBLANK([$Dane.C8]);&quot;&quot;;COM.MICROSOFT.CONCAT([$Dane.C$1];&quot; &quot;;[$Dane.C8]))">
            <text:p/>
          </table:table-cell>
          <table:table-cell table:formula="of:=IF(ISBLANK([$Dane.D8]);&quot;&quot;;COM.MICROSOFT.CONCAT([$Dane.D$1];&quot; &quot;;[$Dane.D8]))">
            <text:p/>
          </table:table-cell>
        </table:table-row>
        <table:table-row table:style-name="ro1">
          <table:table-cell table:formula="of:=IF(ISBLANK([$Dane.A9]);&quot;&quot;;COM.MICROSOFT.CONCAT([$Dane.A$1];&quot; &quot;;[$Dane.A9]))">
            <text:p/>
          </table:table-cell>
          <table:table-cell table:formula="of:=IF(ISBLANK([$Dane.B9]);&quot;&quot;;COM.MICROSOFT.CONCAT([$Dane.B$1];&quot; &quot;;[$Dane.B9]))">
            <text:p/>
          </table:table-cell>
          <table:table-cell table:formula="of:=IF(ISBLANK([$Dane.C9]);&quot;&quot;;COM.MICROSOFT.CONCAT([$Dane.C$1];&quot; &quot;;[$Dane.C9]))">
            <text:p/>
          </table:table-cell>
          <table:table-cell table:formula="of:=IF(ISBLANK([$Dane.D9]);&quot;&quot;;COM.MICROSOFT.CONCAT([$Dane.D$1];&quot; &quot;;[$Dane.D9]))">
            <text:p/>
          </table:table-cell>
        </table:table-row>
        <table:table-row table:style-name="ro1">
          <table:table-cell table:formula="of:=IF(ISBLANK([$Dane.A10]);&quot;&quot;;COM.MICROSOFT.CONCAT([$Dane.A$1];&quot; &quot;;[$Dane.A10]))">
            <text:p/>
          </table:table-cell>
          <table:table-cell table:formula="of:=IF(ISBLANK([$Dane.B10]);&quot;&quot;;COM.MICROSOFT.CONCAT([$Dane.B$1];&quot; &quot;;[$Dane.B10]))">
            <text:p/>
          </table:table-cell>
          <table:table-cell table:formula="of:=IF(ISBLANK([$Dane.C10]);&quot;&quot;;COM.MICROSOFT.CONCAT([$Dane.C$1];&quot; &quot;;[$Dane.C10]))">
            <text:p/>
          </table:table-cell>
          <table:table-cell table:formula="of:=IF(ISBLANK([$Dane.D10]);&quot;&quot;;COM.MICROSOFT.CONCAT([$Dane.D$1];&quot; &quot;;[$Dane.D10]))">
            <text:p/>
          </table:table-cell>
        </table:table-row>
      </table:table>
      <table:table table:name="Wynik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table:formula="of:=IF(ISBLANK([$Dane.A2]);&quot;&quot;;COM.MICROSOFT.CONCAT(CHAR(34);[$Pola.A2];&quot;\n&quot;;[$Pola.B2];&quot;\n&quot;;[$Pola.C2];&quot;\n&quot;;IF(ISBLANK([$Dane.D2]);&quot;&quot;;COM.MICROSOFT.CONCAT([$Pola.D2];&quot;\n&quot;));CHAR(34)))" office:value-type="string" office:string-value="&quot;1 EVEN Chrzest Polski\n2 TYPE Historia Polski\n2 DATE  966\n2 NOTE https://pl.wikipedia.org/wiki/Chrzest_Polski\n&quot;" calcext:value-type="string">
            <text:p>"1 EVEN Chrzest Polski\n2 TYPE Historia Polski\n2 DATE <text:s/>966\n2 NOTE https://pl.wikipedia.org/wiki/Chrzest_Polski\n"</text:p>
          </table:table-cell>
        </table:table-row>
        <table:table-row table:style-name="ro1">
          <table:table-cell table:formula="of:=IF(ISBLANK([$Dane.A3]);&quot;&quot;;COM.MICROSOFT.CONCAT(CHAR(34);[$Pola.A3];&quot;\n&quot;;[$Pola.B3];&quot;\n&quot;;[$Pola.C3];&quot;\n&quot;;IF(ISBLANK([$Dane.D3]);&quot;&quot;;COM.MICROSOFT.CONCAT([$Pola.D3];&quot;\n&quot;));CHAR(34)))" office:value-type="string" office:string-value="&quot;1 EVEN Polska przystąpiła do NATO\n2 TYPE Historia Polski\n2 DATE  1999\n&quot;" calcext:value-type="string">
            <text:p>"1 EVEN Polska przystąpiła do NATO\n2 TYPE Historia Polski\n2 DATE <text:s/>1999\n"</text:p>
          </table:table-cell>
        </table:table-row>
        <table:table-row table:style-name="ro1">
          <table:table-cell table:formula="of:=IF(ISBLANK([$Dane.A4]);&quot;&quot;;COM.MICROSOFT.CONCAT(CHAR(34);[$Pola.A4];&quot;\n&quot;;[$Pola.B4];&quot;\n&quot;;[$Pola.C4];&quot;\n&quot;;IF(ISBLANK([$Dane.D4]);&quot;&quot;;COM.MICROSOFT.CONCAT([$Pola.D4];&quot;\n&quot;));CHAR(34)))" office:value-type="string" office:string-value="&quot;1 EVEN Polska przystąpiła do Unii Europejskiej\n2 TYPE Historia Polski\n2 DATE  1 MAY 2004\n&quot;" calcext:value-type="string">
            <text:p>"1 EVEN Polska przystąpiła do Unii Europejskiej\n2 TYPE Historia Polski\n2 DATE <text:s/>1 MAY 2004\n"</text:p>
          </table:table-cell>
        </table:table-row>
        <table:table-row table:style-name="ro1">
          <table:table-cell table:formula="of:=IF(ISBLANK([$Dane.A5]);&quot;&quot;;COM.MICROSOFT.CONCAT(CHAR(34);[$Pola.A5];&quot;\n&quot;;[$Pola.B5];&quot;\n&quot;;[$Pola.C5];&quot;\n&quot;;IF(ISBLANK([$Dane.D5]);&quot;&quot;;COM.MICROSOFT.CONCAT([$Pola.D5];&quot;\n&quot;));CHAR(34)))">
            <text:p/>
          </table:table-cell>
        </table:table-row>
        <table:table-row table:style-name="ro1">
          <table:table-cell table:formula="of:=IF(ISBLANK([$Dane.A6]);&quot;&quot;;COM.MICROSOFT.CONCAT(CHAR(34);[$Pola.A6];&quot;\n&quot;;[$Pola.B6];&quot;\n&quot;;[$Pola.C6];&quot;\n&quot;;IF(ISBLANK([$Dane.D6]);&quot;&quot;;COM.MICROSOFT.CONCAT([$Pola.D6];&quot;\n&quot;));CHAR(34)))">
            <text:p/>
          </table:table-cell>
        </table:table-row>
        <table:table-row table:style-name="ro1">
          <table:table-cell table:formula="of:=IF(ISBLANK([$Dane.A7]);&quot;&quot;;COM.MICROSOFT.CONCAT(CHAR(34);[$Pola.A7];&quot;\n&quot;;[$Pola.B7];&quot;\n&quot;;[$Pola.C7];&quot;\n&quot;;IF(ISBLANK([$Dane.D7]);&quot;&quot;;COM.MICROSOFT.CONCAT([$Pola.D7];&quot;\n&quot;));CHAR(34)))">
            <text:p/>
          </table:table-cell>
        </table:table-row>
        <table:table-row table:style-name="ro1">
          <table:table-cell table:formula="of:=IF(ISBLANK([$Dane.A8]);&quot;&quot;;COM.MICROSOFT.CONCAT(CHAR(34);[$Pola.A8];&quot;\n&quot;;[$Pola.B8];&quot;\n&quot;;[$Pola.C8];&quot;\n&quot;;IF(ISBLANK([$Dane.D8]);&quot;&quot;;COM.MICROSOFT.CONCAT([$Pola.D8];&quot;\n&quot;));CHAR(34)))">
            <text:p/>
          </table:table-cell>
        </table:table-row>
        <table:table-row table:style-name="ro1">
          <table:table-cell table:formula="of:=IF(ISBLANK([$Dane.A9]);&quot;&quot;;COM.MICROSOFT.CONCAT(CHAR(34);[$Pola.A9];&quot;\n&quot;;[$Pola.B9];&quot;\n&quot;;[$Pola.C9];&quot;\n&quot;;IF(ISBLANK([$Dane.D9]);&quot;&quot;;COM.MICROSOFT.CONCAT([$Pola.D9];&quot;\n&quot;));CHAR(34)))">
            <text:p/>
          </table:table-cell>
        </table:table-row>
        <table:table-row table:style-name="ro1">
          <table:table-cell table:formula="of:=IF(ISBLANK([$Dane.A10]);&quot;&quot;;COM.MICROSOFT.CONCAT(CHAR(34);[$Pola.A10];&quot;\n&quot;;[$Pola.B10];&quot;\n&quot;;[$Pola.C10];&quot;\n&quot;;IF(ISBLANK([$Dane.D10]);&quot;&quot;;COM.MICROSOFT.CONCAT([$Pola.D10];&quot;\n&quot;));CHAR(34)))">
            <text:p/>
          </table:table-cell>
        </table:table-row>
        <table:table-row table:style-name="ro1">
          <table:table-cell table:formula="of:=IF(ISBLANK([$Dane.A11]);&quot;&quot;;COM.MICROSOFT.CONCAT(CHAR(34);[$Pola.A11];&quot;\n&quot;;[$Pola.B11];&quot;\n&quot;;[$Pola.C11];&quot;\n&quot;;IF(ISBLANK([$Dane.D11]);&quot;&quot;;COM.MICROSOFT.CONCAT([$Pola.D11];&quot;\n&quot;));CHAR(34)))">
            <text:p/>
          </table:table-cell>
        </table:table-row>
        <table:table-row table:style-name="ro1">
          <table:table-cell table:formula="of:=IF(ISBLANK([$Dane.A12]);&quot;&quot;;COM.MICROSOFT.CONCAT(CHAR(34);[$Pola.A12];&quot;\n&quot;;[$Pola.B12];&quot;\n&quot;;[$Pola.C12];&quot;\n&quot;;IF(ISBLANK([$Dane.D12]);&quot;&quot;;COM.MICROSOFT.CONCAT([$Pola.D12];&quot;\n&quot;));CHAR(34)))">
            <text:p/>
          </table:table-cell>
        </table:table-row>
        <table:table-row table:style-name="ro1">
          <table:table-cell table:formula="of:=IF(ISBLANK([$Dane.A13]);&quot;&quot;;COM.MICROSOFT.CONCAT(CHAR(34);[$Pola.A13];&quot;\n&quot;;[$Pola.B13];&quot;\n&quot;;[$Pola.C13];&quot;\n&quot;;IF(ISBLANK([$Dane.D13]);&quot;&quot;;COM.MICROSOFT.CONCAT([$Pola.D13];&quot;\n&quot;));CHAR(34)))">
            <text:p/>
          </table:table-cell>
        </table:table-row>
        <table:table-row table:style-name="ro1">
          <table:table-cell table:formula="of:=IF(ISBLANK([$Dane.A14]);&quot;&quot;;COM.MICROSOFT.CONCAT(CHAR(34);[$Pola.A14];&quot;\n&quot;;[$Pola.B14];&quot;\n&quot;;[$Pola.C14];&quot;\n&quot;;IF(ISBLANK([$Dane.D14]);&quot;&quot;;COM.MICROSOFT.CONCAT([$Pola.D14];&quot;\n&quot;));CHAR(34)))">
            <text:p/>
          </table:table-cell>
        </table:table-row>
        <table:table-row table:style-name="ro1">
          <table:table-cell table:formula="of:=IF(ISBLANK([$Dane.A15]);&quot;&quot;;COM.MICROSOFT.CONCAT(CHAR(34);[$Pola.A15];&quot;\n&quot;;[$Pola.B15];&quot;\n&quot;;[$Pola.C15];&quot;\n&quot;;IF(ISBLANK([$Dane.D15]);&quot;&quot;;COM.MICROSOFT.CONCAT([$Pola.D15];&quot;\n&quot;));CHAR(34)))">
            <text:p/>
          </table:table-cell>
        </table:table-row>
        <table:table-row table:style-name="ro1">
          <table:table-cell table:formula="of:=IF(ISBLANK([$Dane.A16]);&quot;&quot;;COM.MICROSOFT.CONCAT(CHAR(34);[$Pola.A16];&quot;\n&quot;;[$Pola.B16];&quot;\n&quot;;[$Pola.C16];&quot;\n&quot;;IF(ISBLANK([$Dane.D16]);&quot;&quot;;COM.MICROSOFT.CONCAT([$Pola.D16];&quot;\n&quot;));CHAR(34)))">
            <text:p/>
          </table:table-cell>
        </table:table-row>
        <table:table-row table:style-name="ro1">
          <table:table-cell table:formula="of:=IF(ISBLANK([$Dane.A17]);&quot;&quot;;COM.MICROSOFT.CONCAT(CHAR(34);[$Pola.A17];&quot;\n&quot;;[$Pola.B17];&quot;\n&quot;;[$Pola.C17];&quot;\n&quot;;IF(ISBLANK([$Dane.D17]);&quot;&quot;;COM.MICROSOFT.CONCAT([$Pola.D17];&quot;\n&quot;));CHAR(34)))">
            <text:p/>
          </table:table-cell>
        </table:table-row>
        <table:table-row table:style-name="ro1">
          <table:table-cell table:formula="of:=IF(ISBLANK([$Dane.A18]);&quot;&quot;;COM.MICROSOFT.CONCAT(CHAR(34);[$Pola.A18];&quot;\n&quot;;[$Pola.B18];&quot;\n&quot;;[$Pola.C18];&quot;\n&quot;;IF(ISBLANK([$Dane.D18]);&quot;&quot;;COM.MICROSOFT.CONCAT([$Pola.D18];&quot;\n&quot;));CHAR(34)))">
            <text:p/>
          </table:table-cell>
        </table:table-row>
        <table:table-row table:style-name="ro1">
          <table:table-cell table:formula="of:=IF(ISBLANK([$Dane.A19]);&quot;&quot;;COM.MICROSOFT.CONCAT(CHAR(34);[$Pola.A19];&quot;\n&quot;;[$Pola.B19];&quot;\n&quot;;[$Pola.C19];&quot;\n&quot;;IF(ISBLANK([$Pola.D19]);&quot;&quot;;COM.MICROSOFT.CONCAT([$Pola.D19];&quot;\n&quot;));CHAR(34)))">
            <text:p/>
          </table:table-cell>
        </table:table-row>
        <table:table-row table:style-name="ro1">
          <table:table-cell table:formula="of:=IF(ISBLANK([$Pola.A20]);&quot;&quot;;COM.MICROSOFT.CONCAT(CHAR(34);[$Pola.A20];&quot;\n&quot;;[$Pola.B20];&quot;\n&quot;;[$Pola.C20];&quot;\n&quot;;IF(ISBLANK([$Pola.D20]);&quot;&quot;;COM.MICROSOFT.CONCAT([$Pola.D20];&quot;\n&quot;));CHAR(34)))">
            <text:p/>
          </table:table-cell>
        </table:table-row>
        <table:table-row table:style-name="ro1">
          <table:table-cell table:formula="of:=IF(ISBLANK([$Pola.A21]);&quot;&quot;;COM.MICROSOFT.CONCAT(CHAR(34);[$Pola.A21];&quot;\n&quot;;[$Pola.B21];&quot;\n&quot;;[$Pola.C21];&quot;\n&quot;;IF(ISBLANK([$Pola.D21]);&quot;&quot;;COM.MICROSOFT.CONCAT([$Pola.D21];&quot;\n&quot;));CHAR(34)))">
            <text:p/>
          </table:table-cell>
        </table:table-row>
        <table:table-row table:style-name="ro1">
          <table:table-cell table:formula="of:=IF(ISBLANK([$Pola.A22]);&quot;&quot;;COM.MICROSOFT.CONCAT(CHAR(34);[$Pola.A22];&quot;\n&quot;;[$Pola.B22];&quot;\n&quot;;[$Pola.C22];&quot;\n&quot;;IF(ISBLANK([$Pola.D22]);&quot;&quot;;COM.MICROSOFT.CONCAT([$Pola.D22];&quot;\n&quot;));CHAR(34)))">
            <text:p/>
          </table:table-cell>
        </table:table-row>
        <table:table-row table:style-name="ro1">
          <table:table-cell table:formula="of:=IF(ISBLANK([$Pola.A23]);&quot;&quot;;COM.MICROSOFT.CONCAT(CHAR(34);[$Pola.A23];&quot;\n&quot;;[$Pola.B23];&quot;\n&quot;;[$Pola.C23];&quot;\n&quot;;IF(ISBLANK([$Pola.D23]);&quot;&quot;;COM.MICROSOFT.CONCAT([$Pola.D23];&quot;\n&quot;));CHAR(34)))">
            <text:p/>
          </table:table-cell>
        </table:table-row>
        <table:table-row table:style-name="ro1">
          <table:table-cell table:formula="of:=IF(ISBLANK([$Pola.A24]);&quot;&quot;;COM.MICROSOFT.CONCAT(CHAR(34);[$Pola.A24];&quot;\n&quot;;[$Pola.B24];&quot;\n&quot;;[$Pola.C24];&quot;\n&quot;;IF(ISBLANK([$Pola.D24]);&quot;&quot;;COM.MICROSOFT.CONCAT([$Pola.D24];&quot;\n&quot;));CHAR(34)))">
            <text:p/>
          </table:table-cell>
        </table:table-row>
        <table:table-row table:style-name="ro1">
          <table:table-cell table:formula="of:=IF(ISBLANK([$Pola.A25]);&quot;&quot;;COM.MICROSOFT.CONCAT(CHAR(34);[$Pola.A25];&quot;\n&quot;;[$Pola.B25];&quot;\n&quot;;[$Pola.C25];&quot;\n&quot;;IF(ISBLANK([$Pola.D25]);&quot;&quot;;COM.MICROSOFT.CONCAT([$Pola.D25];&quot;\n&quot;));CHAR(34)))">
            <text:p/>
          </table:table-cell>
        </table:table-row>
        <table:table-row table:style-name="ro1">
          <table:table-cell table:formula="of:=IF(ISBLANK([$Pola.A26]);&quot;&quot;;COM.MICROSOFT.CONCAT(CHAR(34);[$Pola.A26];&quot;\n&quot;;[$Pola.B26];&quot;\n&quot;;[$Pola.C26];&quot;\n&quot;;IF(ISBLANK([$Pola.D26]);&quot;&quot;;COM.MICROSOFT.CONCAT([$Pola.D26];&quot;\n&quot;));CHAR(34)))">
            <text:p/>
          </table:table-cell>
        </table:table-row>
        <table:table-row table:style-name="ro1">
          <table:table-cell table:formula="of:=IF(ISBLANK([$Pola.A27]);&quot;&quot;;COM.MICROSOFT.CONCAT(CHAR(34);[$Pola.A27];&quot;\n&quot;;[$Pola.B27];&quot;\n&quot;;[$Pola.C27];&quot;\n&quot;;IF(ISBLANK([$Pola.D27]);&quot;&quot;;COM.MICROSOFT.CONCAT([$Pola.D27];&quot;\n&quot;));CHAR(34)))">
            <text:p/>
          </table:table-cell>
        </table:table-row>
        <table:table-row table:style-name="ro1">
          <table:table-cell table:formula="of:=IF(ISBLANK([$Pola.A28]);&quot;&quot;;COM.MICROSOFT.CONCAT(CHAR(34);[$Pola.A28];&quot;\n&quot;;[$Pola.B28];&quot;\n&quot;;[$Pola.C28];&quot;\n&quot;;IF(ISBLANK([$Pola.D28]);&quot;&quot;;COM.MICROSOFT.CONCAT([$Pola.D28];&quot;\n&quot;));CHAR(34)))">
            <text:p/>
          </table:table-cell>
        </table:table-row>
        <table:table-row table:style-name="ro1">
          <table:table-cell table:formula="of:=IF(ISBLANK([$Pola.A29]);&quot;&quot;;COM.MICROSOFT.CONCAT(CHAR(34);[$Pola.A29];&quot;\n&quot;;[$Pola.B29];&quot;\n&quot;;[$Pola.C29];&quot;\n&quot;;IF(ISBLANK([$Pola.D29]);&quot;&quot;;COM.MICROSOFT.CONCAT([$Pola.D29];&quot;\n&quot;));CHAR(34)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.00.0000</text:date>, <text:time style:data-style-name="N2" text:time-value="22:53:55.83661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54:27.930638214</meta:creation-date>
    <dc:date>2021-11-28T23:10:00.588307600</dc:date>
    <meta:editing-duration>PT1H39M48S</meta:editing-duration>
    <meta:editing-cycles>4</meta:editing-cycles>
    <meta:generator>LibreOffice/6.4.7.2$Linux_X86_64 LibreOffice_project/40$Build-2</meta:generator>
    <meta:document-statistic meta:table-count="3" meta:cell-count="78" meta:object-count="0"/>
  </office:meta>
</office:document-meta>
</file>